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8000000C9C0417705.png" manifest:media-type=""/>
  <manifest:file-entry manifest:full-path="Pictures/100000000000015800000057024809BE.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style>
    <style:style style:name="P2"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0"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11"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margin-left="0cm" fo:margin-right="0cm" fo:text-align="start" style:justify-single-word="false" fo:text-indent="0.557cm" style:auto-text-indent="false"/>
    </style:style>
    <style:style style:name="P1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1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1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1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1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2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2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2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2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2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2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3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3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3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3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4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4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4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4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4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4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46"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47"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fo:language="en" fo:country="US"/>
    </style:style>
    <style:style style:name="P5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1" style:family="paragraph" style:parent-style-name="Table_20_Contents">
      <style:paragraph-properties fo:text-align="justify" style:justify-single-word="false"/>
      <style:text-properties fo:language="ru" fo:country="RU"/>
    </style:style>
    <style:style style:name="P52" style:family="paragraph" style:parent-style-name="Table_20_Contents">
      <style:paragraph-properties fo:text-align="center" style:justify-single-word="false"/>
      <style:text-properties fo:language="ru" fo:country="RU"/>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normal" style:font-weight-asian="normal" style:font-weight-complex="normal"/>
    </style:style>
    <style:style style:name="P55"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6"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5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4a9a87" style:font-weight-asian="normal" style:font-weight-complex="normal"/>
    </style:style>
    <style:style style:name="T5" style:family="text">
      <style:text-properties fo:language="en" fo:country="US" officeooo:rsid="00159e85"/>
    </style:style>
    <style:style style:name="T6" style:family="text">
      <style:text-properties fo:language="en" fo:country="US" officeooo:rsid="001d0793"/>
    </style:style>
    <style:style style:name="T7" style:family="text">
      <style:text-properties fo:language="en" fo:country="US" officeooo:rsid="0020feeb"/>
    </style:style>
    <style:style style:name="T8" style:family="text">
      <style:text-properties fo:language="en" fo:country="US" officeooo:rsid="002c9d4f"/>
    </style:style>
    <style:style style:name="T9" style:family="text">
      <style:text-properties fo:language="en" fo:country="US" officeooo:rsid="0034476c"/>
    </style:style>
    <style:style style:name="T10" style:family="text">
      <style:text-properties fo:language="en" fo:country="US" officeooo:rsid="00390fe9"/>
    </style:style>
    <style:style style:name="T11" style:family="text">
      <style:text-properties fo:language="en" fo:country="US" officeooo:rsid="0041bd28"/>
    </style:style>
    <style:style style:name="T12" style:family="text">
      <style:text-properties fo:language="en" fo:country="US" officeooo:rsid="0042e8d5"/>
    </style:style>
    <style:style style:name="T13" style:family="text">
      <style:text-properties fo:language="en" fo:country="US" officeooo:rsid="004606bc"/>
    </style:style>
    <style:style style:name="T14" style:family="text">
      <style:text-properties fo:language="en" fo:country="US" officeooo:rsid="004c9950"/>
    </style:style>
    <style:style style:name="T15" style:family="text">
      <style:text-properties fo:language="en" fo:country="US" officeooo:rsid="004cf89c"/>
    </style:style>
    <style:style style:name="T16" style:family="text">
      <style:text-properties fo:language="en" fo:country="US" officeooo:rsid="004dbca5"/>
    </style:style>
    <style:style style:name="T17" style:family="text">
      <style:text-properties fo:language="en" fo:country="US" officeooo:rsid="0052186f"/>
    </style:style>
    <style:style style:name="T18" style:family="text">
      <style:text-properties fo:language="en" fo:country="US" officeooo:rsid="00550557"/>
    </style:style>
    <style:style style:name="T19" style:family="text">
      <style:text-properties fo:language="ru" fo:country="RU"/>
    </style:style>
    <style:style style:name="T20" style:family="text">
      <style:text-properties fo:language="ru" fo:country="RU" fo:font-weight="normal" style:font-weight-asian="normal" style:font-weight-complex="normal"/>
    </style:style>
    <style:style style:name="T21" style:family="text">
      <style:text-properties fo:language="ru" fo:country="RU" officeooo:rsid="00196684"/>
    </style:style>
    <style:style style:name="T22" style:family="text">
      <style:text-properties fo:language="ru" fo:country="RU" officeooo:rsid="00272ee4"/>
    </style:style>
    <style:style style:name="T23" style:family="text">
      <style:text-properties fo:language="ru" fo:country="RU" officeooo:rsid="003287ea"/>
    </style:style>
    <style:style style:name="T24" style:family="text">
      <style:text-properties fo:language="ru" fo:country="RU" officeooo:rsid="00332f1b"/>
    </style:style>
    <style:style style:name="T25" style:family="text">
      <style:text-properties fo:language="ru" fo:country="RU" officeooo:rsid="00390fe9"/>
    </style:style>
    <style:style style:name="T26" style:family="text">
      <style:text-properties fo:language="ru" fo:country="RU" officeooo:rsid="003bb459"/>
    </style:style>
    <style:style style:name="T27" style:family="text">
      <style:text-properties fo:language="ru" fo:country="RU" officeooo:rsid="003d3a05"/>
    </style:style>
    <style:style style:name="T28" style:family="text">
      <style:text-properties fo:language="ru" fo:country="RU" officeooo:rsid="0043d1ca"/>
    </style:style>
    <style:style style:name="T29" style:family="text">
      <style:text-properties fo:language="ru" fo:country="RU" officeooo:rsid="005000be"/>
    </style:style>
    <style:style style:name="T30" style:family="text">
      <style:text-properties fo:language="ru" fo:country="RU" officeooo:rsid="0051a8f9"/>
    </style:style>
    <style:style style:name="T31" style:family="text">
      <style:text-properties fo:color="#000000" style:font-name="Times New Roman" fo:font-size="12pt" fo:language="en" fo:country="US"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272ee4"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41bd28" style:font-weight-asian="normal" style:font-weight-complex="normal"/>
    </style:style>
    <style:style style:name="T36" style:family="text">
      <style:text-properties fo:font-weight="normal" officeooo:rsid="004a9a87" style:font-weight-asian="normal" style:font-weight-complex="normal"/>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officeooo:rsid="00159e85"/>
    </style:style>
    <style:style style:name="T39" style:family="text">
      <style:text-properties officeooo:rsid="00163f67"/>
    </style:style>
    <style:style style:name="T40" style:family="text">
      <style:text-properties officeooo:rsid="0016f818"/>
    </style:style>
    <style:style style:name="T41" style:family="text">
      <style:text-properties officeooo:rsid="001d0793"/>
    </style:style>
    <style:style style:name="T42" style:family="text">
      <style:text-properties officeooo:rsid="0020feeb"/>
    </style:style>
    <style:style style:name="T43" style:family="text">
      <style:text-properties officeooo:rsid="00272ee4"/>
    </style:style>
    <style:style style:name="T44" style:family="text">
      <style:text-properties officeooo:rsid="002c9d4f"/>
    </style:style>
    <style:style style:name="T45" style:family="text">
      <style:text-properties officeooo:rsid="002eb128"/>
    </style:style>
    <style:style style:name="T46" style:family="text">
      <style:text-properties officeooo:rsid="00332f1b"/>
    </style:style>
    <style:style style:name="T47" style:family="text">
      <style:text-properties officeooo:rsid="0034476c"/>
    </style:style>
    <style:style style:name="T48" style:family="text">
      <style:text-properties officeooo:rsid="0035dca9"/>
    </style:style>
    <style:style style:name="T49" style:family="text">
      <style:text-properties officeooo:rsid="00390fe9"/>
    </style:style>
    <style:style style:name="T50" style:family="text">
      <style:text-properties officeooo:rsid="003bb459"/>
    </style:style>
    <style:style style:name="T51" style:family="text">
      <style:text-properties officeooo:rsid="003ce742"/>
    </style:style>
    <style:style style:name="T52" style:family="text">
      <style:text-properties officeooo:rsid="003d3a05"/>
    </style:style>
    <style:style style:name="T53" style:family="text">
      <style:text-properties officeooo:rsid="00405d83"/>
    </style:style>
    <style:style style:name="T54" style:family="text">
      <style:text-properties officeooo:rsid="0041bd28"/>
    </style:style>
    <style:style style:name="T55" style:family="text">
      <style:text-properties officeooo:rsid="0043d1ca"/>
    </style:style>
    <style:style style:name="T56" style:family="text">
      <style:text-properties officeooo:rsid="004cf89c"/>
    </style:style>
    <style:style style:name="T57" style:family="text">
      <style:text-properties officeooo:rsid="004dbca5"/>
    </style:style>
    <style:style style:name="T58" style:family="text">
      <style:text-properties officeooo:rsid="004e7c16"/>
    </style:style>
    <style:style style:name="T59" style:family="text">
      <style:text-properties officeooo:rsid="004fbdaa"/>
    </style:style>
    <style:style style:name="T60" style:family="text">
      <style:text-properties officeooo:rsid="0051396e"/>
    </style:style>
    <style:style style:name="T61" style:family="text">
      <style:text-properties officeooo:rsid="005218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Описание сервис прошивки <text:span text:style-name="T19">«</text:span><text:span text:style-name="T1">EVO Reset Service</text:span><text:span text:style-name="T19">» </text:span><text:span text:style-name="T1">v 0.</text:span><text:span text:style-name="T19">5</text:span><text:span text:style-name="T14">4</text:span><text:span text:style-name="T30">а</text:span></text:p>
      <text:p text:style-name="P12"><text:a xlink:type="simple" xlink:href="#Системные требования"><text:span text:style-name="T37"/></text:a></text:p>
      <text:p text:style-name="P10">Содержание</text:p>
      <text:p text:style-name="P12"><text:a xlink:type="simple" xlink:href="#Системные требования"><text:span text:style-name="T37">Системные требования</text:span></text:a></text:p>
      <text:p text:style-name="P12"><text:a xlink:type="simple" xlink:href="#ПРЕДУПРЕЖДЕНИЯ">ПРЕДУПРЕЖДЕНИЯ</text:a></text:p>
      <text:p text:style-name="P12"><text:a xlink:type="simple" xlink:href="#Клавиши управления">Клавиши управления</text:a></text:p>
      <text:p text:style-name="P12"><text:a xlink:type="simple" xlink:href="#Кнопки клавиатуры+RESET">Кнопки клавиатуры+RESET</text:a></text:p>
      <text:p text:style-name="P12"><text:a xlink:type="simple" xlink:href="#Управление в основном меню">Управление в основном меню</text:a></text:p>
      <text:p text:style-name="P12"><text:a xlink:type="simple" xlink:href="#Горячие клавиши главного меню">Горячие клавиши главного меню</text:a></text:p>
      <text:p text:style-name="P12"><text:a xlink:type="simple" xlink:href="#Горячие клавиши меню «Service»">Горячие клавиши меню «Service»</text:a></text:p>
      <text:p text:style-name="P12"><text:a xlink:type="simple" xlink:href="#Setup"><text:span text:style-name="T19">Setup</text:span></text:a></text:p>
      <text:p text:style-name="P12"><text:a xlink:type="simple" xlink:href="#File browser">File browser</text:a></text:p>
      <text:p text:style-name="P12"><text:a xlink:type="simple" xlink:href="#Автомонтирование TRD образов">Автомонтирование TRD образов</text:a></text:p>
      <text:p text:style-name="P12"><text:a xlink:type="simple" xlink:href="#Обновление FLASH ROM"><text:span text:style-name="T37">Обновление FLASH ROM</text:span></text:a></text:p>
      <text:p text:style-name="P12"><text:a xlink:type="simple" xlink:href="#Изменение шрифта для текстового видео режима"><text:span text:style-name="T37">Изменение шрифта для текстового видео режима</text:span></text:a></text:p>
      <text:p text:style-name="P12"><text:a xlink:type="simple" xlink:href="#Выбор альтернативных прошивок">Выбор альтернативных прошивок</text:a></text:p>
      <text:p text:style-name="P12"><text:a xlink:type="simple" xlink:href="#Выбор TRD">Выбор TRD, SCL и FDI образов</text:a></text:p>
      <text:p text:style-name="P12"><text:a xlink:type="simple" xlink:href="#Загрузка с ленты и ее эмуляция">Загрузка с ленты и ее эмуляция</text:a></text:p>
      <text:p text:style-name="P12"><text:a xlink:type="simple" xlink:href="#Запуск HOBETA и SPG файлов">Запуск HOBETA и SPG файлов</text:a></text:p>
      <text:p text:style-name="P12"><text:a xlink:type="simple" xlink:href="#Состояние памяти при запуске HOBETA файлов">Состояние памяти при запуске HOBETA файлов</text:a></text:p>
      <text:p text:style-name="P12"><text:a xlink:type="simple" xlink:href="#Редактор ячеек CMOS">Редактор ячеек CMOS</text:a></text:p>
      <text:p text:style-name="P12"><text:a xlink:type="simple" xlink:href="#Тестирование PC клавиатуры">Тестирование PC клавиатуры</text:a></text:p>
      <text:p text:style-name="P12"><text:a xlink:type="simple" xlink:href="#Кнопка Magic">Кнопка Magic</text:a></text:p>
      <text:p text:style-name="P12"><text:a xlink:type="simple" xlink:href="#Режим ATM CPM" office:name="Режим ATM CP/M"><text:span text:style-name="T59">Режим ATM CP/M</text:span></text:a></text:p>
      <text:p text:style-name="P12"><text:a xlink:type="simple" xlink:href="#Часы и CMOS">Часы и CMOS</text:a></text:p>
      <text:p text:style-name="P12"><text:a xlink:type="simple" xlink:href="#Формат RAM диска">Формат RAM диска</text:a></text:p>
      <text:p text:style-name="P12"/>
      <text:p text:style-name="P11">Системные требования</text:p>
      <text:p text:style-name="P9"/>
      <text:p text:style-name="P7"><text:span text:style-name="T19">Только</text:span> <text:bookmark-start text:name="Системные требования"/>P<text:bookmark-end text:name="Системные требования"/>entEvo <text:span text:style-name="T19">4Мб</text:span>;</text:p>
      <text:p text:style-name="P8">контроллер <text:span text:style-name="T1">TR-DOS </text:span><text:span text:style-name="T19">с прошивкой </text:span><text:span text:style-name="T1">EVO-DOS </text:span><text:span text:style-name="T19">или любой версией </text:span><text:span text:style-name="T1">TR-DOS;</text:span></text:p>
      <text:p text:style-name="P9">поддерживается загрузка с:</text:p>
      <text:p text:style-name="P9"><text:tab/><text:tab/>дисковода с дискетой в формате <text:span text:style-name="T1">TR-DOS</text:span>;</text:p>
      <text:p text:style-name="P9"><text:tab/><text:tab/><text:span text:style-name="T1">c SD </text:span>карты <text:span text:style-name="T1">NeoGS </text:span>отформатированная в <text:span text:style-name="T1">FAT;</text:span></text:p>
      <text:p text:style-name="P7"><text:span text:style-name="T19"><text:tab/><text:tab/>с </text:span>SD <text:span text:style-name="T19">карты </text:span>Z-контроллера <text:span text:style-name="T19">(на </text:span>PentEvo <text:span text:style-name="T19">интегрирована</text:span>) <text:span text:style-name="T19">отформатированная в </text:span>FAT;</text:p>
      <text:p text:style-name="P7"><text:tab/><text:tab/><text:span text:style-name="T19">с винчестера подключенного </text:span>по схеме Nemo отформатированн<text:span text:style-name="T19">ый в </text:span>FAT<text:span text:style-name="T19">.</text:span></text:p>
      <text:p text:style-name="P7"/>
      <text:p text:style-name="P7"/>
      <text:p text:style-name="P48"><text:bookmark-start text:name="ПРЕДУПРЕЖДЕНИЯ"/>ПРЕДУПРЕЖДЕНИЯ<text:bookmark-end text:name="ПРЕДУПРЕЖДЕНИЯ"/></text:p>
      <text:p text:style-name="P3">----------------------------------------------------------------<text:span text:style-name="T19">----------------------</text:span>---------------<text:span text:style-name="T19">------------------------</text:span></text:p>
      <text:p text:style-name="P3"/>
      <text:p text:style-name="P46"><text:span text:style-name="T44">Для возврата к основной прошивке необходимо нажать и удерживать клавишу «0» и произвести сброс (клавишей </text:span><text:span text:style-name="T8">F12)</text:span><text:span text:style-name="T44">, после чего отпустить клавишу «0».</text:span></text:p>
      <text:p text:style-name="P5">TR-DOS 6.12E <text:span text:style-name="T19">входящий в состав </text:span>Gluk Reset Service <text:span text:style-name="T19">начиная с версии </text:span>EVO Reset Service 0.54 <text:span text:style-name="T19">имеет доступ рамдиску основной прошивки </text:span>(<text:span text:style-name="T19">не к примонтированным образам).</text:span></text:p>
      <text:p text:style-name="P6">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text:soft-page-break/>File browser <text:span text:style-name="T19">показывает только найденные директории и файлы </text:span>c <text:span text:style-name="T19">расширениями </text:span>TRD, SCL, FDI, TAP, $C, SPG<text:span text:style-name="T19">, </text:span>FNT <text:span text:style-name="T19">и количеством не более 2048 штук. При большем количестве будут показаны только первые 2048 директорий/файлов.</text:span></text:p>
      <text:p text:style-name="P4"><text:span text:style-name="T28">Образы </text:span><text:span text:style-name="T55">TRD </text:span><text:span text:style-name="T28">могут быть загружены в рам диск или примонтированы, образы </text:span><text:span text:style-name="T55">FDI </text:span><text:span text:style-name="T28">и</text:span><text:span text:style-name="T55"> SCL </text:span><text:span text:style-name="T28">всегда </text:span><text:span text:style-name="T29">только</text:span><text:span text:style-name="T28"> загружаются в рам диск.</text:span></text:p>
      <text:p text:style-name="P45">После обновления содержимого <text:span text:style-name="T1">FlashROM </text:span>рекомендуется нажать кнопку сброс!</text:p>
      <text:p text:style-name="P45"/>
      <text:p text:style-name="P3">-----------------------------------------------------------------------------------------------------------------------------</text:p>
      <text:p text:style-name="P43"/>
      <text:p text:style-name="P44"><text:bookmark-start text:name="Клавиши управления"/>Клавиши управления<text:bookmark-end text:name="Клавиши управления"/></text:p>
      <text:p text:style-name="P44"/>
      <text:p text:style-name="P13"><text:bookmark-start text:name="Кнопки клавиатуры+RESET"/><text:span text:style-name="T31">Кнопки клавиатуры+</text:span><text:span text:style-name="T1">RESET</text:span><text:bookmark-end text:name="Кнопки клавиатуры+RESET"/></text:p>
      <text:p text:style-name="P40"/>
      <text:p text:style-name="P14">Любая буквенная клавиша (кроме ниже описанных<text:span text:style-name="T1">)</text:span>-выводит на экран краткую помощь.</text:p>
      <text:p text:style-name="P29"><text:span text:style-name="T32">CS</text:span>-<text:span text:style-name="T19">перезапуск страницы </text:span>ROM<text:span text:style-name="T19"> </text:span>Basic 128.</text:p>
      <text:p text:style-name="P29"><text:span text:style-name="T32">SS</text:span><text:span text:style-name="T19">-перезапуск страницы </text:span>ROM<text:span text:style-name="T19"> </text:span>Basic<text:span text:style-name="T19"> </text:span>48<text:span text:style-name="T19">.</text:span></text:p>
      <text:p text:style-name="P29"><text:span text:style-name="T32">D</text:span>-<text:span text:style-name="T19">запуск </text:span>DEMO “GRASS” by PSB^Hallowen.</text:p>
      <text:p text:style-name="P29"><text:span text:style-name="T32">C</text:span>-<text:span text:style-name="T19">таблица цветов (клавиши </text:span>SPACE <text:span text:style-name="T19">или </text:span>ENTER <text:span text:style-name="T19">изменение цвета бордюра.</text:span></text:p>
      <text:p text:style-name="P41">H<text:span text:style-name="T34">-</text:span><text:span text:style-name="T20">вывод на экран странички помощи.</text:span></text:p>
      <text:p text:style-name="P29"><text:span text:style-name="T32">S</text:span>-CMOS Setup.</text:p>
      <text:p text:style-name="P29"><text:span text:style-name="T32">0</text:span>-<text:span text:style-name="T19">возврат в </text:span>EVO Reset Service <text:span text:style-name="T19">из дополнительных прошивок.</text:span></text:p>
      <text:p text:style-name="P14">Любые 2 и более нажатых клавиш запускают проверку нажатых клавиш.</text:p>
      <text:p text:style-name="P14"/>
      <text:p text:style-name="P27"><text:bookmark-start text:name="Управление в основном меню"/>Управление в основном меню<text:bookmark-end text:name="Управление в основном меню"/></text:p>
      <text:p text:style-name="P22"/>
      <text:p text:style-name="P29"><text:span text:style-name="T19">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9">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14"/>
      <text:p text:style-name="P27"><text:bookmark-start text:name="Горячие клавиши главного меню"/>Горячие клавиши главного меню<text:bookmark-end text:name="Горячие клавиши главного меню"/></text:p>
      <text:p text:style-name="P41"><draw:frame draw:style-name="fr1" draw:name="Графический объект1" text:anchor-type="paragraph" svg:width="11.37cm" style:rel-width="60%" svg:height="6.622cm" style:rel-height="24%" draw:z-index="3"><draw:image xlink:href="Pictures/100000000000020C00000132561F09DD.png" xlink:type="simple" xlink:show="embed" xlink:actuate="onLoad"/></draw:frame></text:p>
      <text:p text:style-name="P29"><text:span text:style-name="T32">1...4</text:span>-<text:span text:style-name="T19">выбор дисковода;</text:span></text:p>
      <text:p text:style-name="P29"><text:span text:style-name="T32">V</text:span>-<text:span text:style-name="T19">перебирает по кругу все реальные дисководы;</text:span></text:p>
      <text:p text:style-name="P41">Y-<text:span text:style-name="T20">перебирает по кругу все виртуальные дисководы;</text:span></text:p>
      <text:p text:style-name="P29"><text:span text:style-name="T32">W</text:span><text:span text:style-name="T19">-перебирает режимы </text:span>TURBO 3,5-7-14 <text:span text:style-name="T19">МГц;</text:span></text:p>
      <text:p text:style-name="P41">L<text:span text:style-name="T19">-</text:span><text:span text:style-name="T20">переключение загрузки с магнитофонного входа или эмуляция загрузки;</text:span></text:p>
      <text:p text:style-name="P41">G<text:span text:style-name="T34">-</text:span><text:span text:style-name="T20">выбор куда будет производиться переход по нажатию </text:span><text:span text:style-name="T34">RESET;</text:span></text:p>
      <text:p text:style-name="P41">E<text:span text:style-name="T34">-</text:span><text:span text:style-name="T20">разрешение перезагрузки шрифта для текстмода из ПЗУ;</text:span></text:p>
      <text:p text:style-name="P41">J<text:span text:style-name="T34">-</text:span><text:span text:style-name="T20">выбор типа шрифта из ПЗУ;</text:span></text:p>
      <text:p text:style-name="P41">K<text:span text:style-name="T34">-</text:span><text:span text:style-name="T20">выбор драйвера для печати из Бейсика;</text:span></text:p>
      <text:p text:style-name="P29"><text:span text:style-name="T32">M</text:span><text:span text:style-name="T19">-триггерное переключение режимов памяти </text:span>ALL/128/48;</text:p>
      <text:p text:style-name="P29"><text:soft-page-break/><text:span text:style-name="T32">Z</text:span>-<text:span text:style-name="T19">вызов загрузчика с </text:span>TR-DOS <text:span text:style-name="T19">дискеты;</text:span></text:p>
      <text:p text:style-name="P29"><text:span text:style-name="T32">F</text:span><text:span text:style-name="T19">-вызов выбора файлов с </text:span>FAT <text:span text:style-name="T19">устройства;</text:span></text:p>
      <text:p text:style-name="P29"><text:span text:style-name="T32">T</text:span><text:span text:style-name="T19">-вызов загрузки с ленты (имитация команды </text:span>LOAD “”)<text:span text:style-name="T19">;</text:span></text:p>
      <text:p text:style-name="P29"><text:span text:style-name="T32">B</text:span><text:span text:style-name="T19">-вызов загрузчика с </text:span>CD <text:span text:style-name="T19">диска (старая функция оставшаяся от </text:span>GLUK<text:span text:style-name="T19">а);</text:span></text:p>
      <text:p text:style-name="P29"><text:span text:style-name="T32">D</text:span><text:span text:style-name="T19">-вызов загрузчика с </text:span>HDD;</text:p>
      <text:p text:style-name="P30"><text:span text:style-name="T33">X-</text:span><text:span text:style-name="T22">запуск </text:span><text:span text:style-name="T43">Perfect commander;</text:span></text:p>
      <text:p text:style-name="P29"><text:span text:style-name="T32">S</text:span><text:span text:style-name="T19">-сброс в </text:span>TR-DOS<text:span text:style-name="T19">;</text:span></text:p>
      <text:p text:style-name="P29"><text:span text:style-name="T32">I</text:span><text:span text:style-name="T19">-сброс в </text:span>Basic <text:span text:style-name="T19">48;</text:span></text:p>
      <text:p text:style-name="P29"><text:span text:style-name="T32">U</text:span><text:span text:style-name="T19">-сброс в </text:span>Basic <text:span text:style-name="T19">128;</text:span></text:p>
      <text:p text:style-name="P29"><text:span text:style-name="T32">R</text:span><text:span text:style-name="T19">-переход в меню </text:span>Service;</text:p>
      <text:p text:style-name="P14"><text:span text:style-name="T32">V</text:span><text:span text:style-name="T2">-</text:span>перебирает все реальные дисководы по кругу;</text:p>
      <text:p text:style-name="P29"><text:span text:style-name="T32">H</text:span>-<text:span text:style-name="T19">вызов страницы помощи;</text:span></text:p>
      <text:p text:style-name="P14">цифровые клавиши <text:span text:style-name="T32">1-4</text:span> выбирают соответствующий дисковод <text:span text:style-name="T1">A-D;</text:span></text:p>
      <text:p text:style-name="P14"><text:span text:style-name="T3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4"><text:span text:style-name="T32">9</text:span>-включение/выключение отображения времени, даты.</text:p>
      <text:p text:style-name="P14"/>
      <text:p text:style-name="P17"><text:span text:style-name="T41">Режим памяти и частоту процессора можно поменять в любой момент из любой программы нажав кнопку </text:span><text:span text:style-name="T6">Magic </text:span><text:span text:style-name="T41">и выбрав пункт </text:span><text:span text:style-name="T6">Setup</text:span><text:span text:style-name="T41"> главного меню </text:span><text:span text:style-name="T6">Magic </text:span><text:span text:style-name="T41">режима. </text:span></text:p>
      <text:p text:style-name="P15"><text:span text:style-name="T38">Надписи ниже главного меню </text:span><text:span text:style-name="T5">SDZ SDG </text:span><text:span text:style-name="T28">соответствуют</text:span><text:span text:style-name="T38"> </text:span><text:span text:style-name="T5">SD </text:span><text:span text:style-name="T38">картам подключенной в разъем основной платы и </text:span><text:span text:style-name="T5">NeoGS</text:span><text:span text:style-name="T38">. Красный цвет означает недоступность карточки, зеленый доступность.</text:span></text:p>
      <text:p text:style-name="P14"/>
      <text:p text:style-name="P27"><text:bookmark-start text:name="Горячие клавиши меню «Service»"/>Горячие клавиши меню <text:span text:style-name="T1">«Service»</text:span><text:bookmark-end text:name="Горячие клавиши меню «Service»"/></text:p>
      <text:p text:style-name="P41"/>
      <text:p text:style-name="P41"><draw:frame draw:style-name="fr1" draw:name="Графический объект2" text:anchor-type="paragraph" svg:width="5.876cm" style:rel-width="31%" svg:height="4.138cm" style:rel-height="15%" draw:z-index="4"><draw:image xlink:href="Pictures/1000000000000128000000C9C0417705.png" xlink:type="simple" xlink:show="embed" xlink:actuate="onLoad"/></draw:frame></text:p>
      <text:p text:style-name="P14"><text:span text:style-name="T2">R</text:span>-сброс <text:span text:style-name="T1">NeoGS </text:span>записью числа 128 в порт 51;</text:p>
      <text:p text:style-name="P29"><text:span text:style-name="T32">E</text:span>-<text:span text:style-name="T19">сброс содержимого </text:span>CMOS;</text:p>
      <text:p text:style-name="P14"><text:span text:style-name="T2">K</text:span>-форматирование виртуального<text:span text:style-name="T1"> </text:span>диска на 640 килобайт;</text:p>
      <text:p text:style-name="P14"><text:span text:style-name="T2">I</text:span>-форматирование виртуального<text:span text:style-name="T1"> </text:span>диска на 896 килобайт;</text:p>
      <text:p text:style-name="P29"><text:span text:style-name="T32">M</text:span>-<text:span text:style-name="T19">редактор </text:span>CMOS;</text:p>
      <text:p text:style-name="P29"><text:span text:style-name="T32">S</text:span><text:span text:style-name="T19">-тестер </text:span>PC <text:span text:style-name="T19">клавиатуры;</text:span></text:p>
      <text:p text:style-name="P39"><text:span text:style-name="T32">C</text:span>-<text:span text:style-name="T19">вход в режим </text:span>ATM CP/M;</text:p>
      <text:p text:style-name="P29"><text:span text:style-name="T32">F</text:span>-<text:span text:style-name="T19">загрузка и обновление </text:span>ROM<text:span text:style-name="T19"> (512 Кб);</text:span></text:p>
      <text:p text:style-name="P29"><text:span text:style-name="T32">U</text:span>-<text:span text:style-name="T19">загрузка и обновление </text:span>ROM <text:span text:style-name="T19">пользователя (64Кб);</text:span></text:p>
      <text:p text:style-name="P29"><text:span text:style-name="T32">N</text:span>-<text:span text:style-name="T19">демонтирование примонтированных </text:span>TRD <text:span text:style-name="T19">образов.</text:span></text:p>
      <text:p text:style-name="P14"/>
      <text:p text:style-name="P14"><draw:frame draw:style-name="fr1" draw:name="Графический объект4" text:anchor-type="paragraph" svg:width="4.23cm" svg:height="2.24cm" draw:z-index="1"><draw:image xlink:href="Pictures/10000000000000C80000006AE30611EF.png" xlink:type="simple" xlink:show="embed" xlink:actuate="onLoad"/></draw:frame></text:p>
      <text:p text:style-name="P14">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4">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4">менять быстродействие нажатием на любое место текстовой строки <text:span text:style-name="T2">«Turbo Mode: </text:span><text:span text:style-name="T32">7.0</text:span><text:span text:style-name="T2">»</text:span> (принимает значение 3,5/7,0/14,0 мгц);</text:p>
      <text:p text:style-name="P14"><text:soft-page-break/>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4">запускать файлы найденные на дискетах <text:span text:style-name="T1">TR-DOS </text:span>или на <text:span text:style-name="T1">FAT </text:span>устройствах.</text:p>
      <text:p text:style-name="P14"/>
      <text:p text:style-name="P40"><text:bookmark-start text:name="Setup"/>Setup<text:bookmark-end text:name="Setup"/></text:p>
      <text:p text:style-name="P40"/>
      <text:p text:style-name="P14"><draw:frame draw:style-name="fr2" draw:name="Графический объект5" text:anchor-type="paragraph" svg:width="7.77cm" style:rel-width="41%" svg:height="1.931cm" style:rel-height="7%" draw:z-index="2"><draw:image xlink:href="Pictures/100000000000015800000057024809BE.png" xlink:type="simple" xlink:show="embed" xlink:actuate="onLoad"/></draw:frame></text:p>
      <text:p text:style-name="P16">В этом меню доступно <text:span text:style-name="T39">следующие настройки</text:span>: </text:p>
      <text:p text:style-name="P16">включение/выключение звука при нажатии на клавиши (начинает работать сразу после выбора);</text:p>
      <text:p text:style-name="P16">включение/выключение доступа к <text:span text:style-name="T1">SD </text:span>карте расположенной на <text:span text:style-name="T1">NeoGS. </text:span><text:span text:style-name="T40">Н</text:span>ачинает работать только после сброса <text:span text:style-name="T39">или сразу, если разрешен автодетект наличия карточек.</text:span></text:p>
      <text:p text:style-name="P40"/>
      <text:p text:style-name="P40"><text:bookmark-start text:name="File browser"/>File browser<text:bookmark-end text:name="File browser"/></text:p>
      <text:p text:style-name="P14"/>
      <text:p text:style-name="P1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FNT, $C, SPG, TAP, </text:span><text:span text:style-name="T18">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text:p>
      <text:p text:style-name="P1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14">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14"/>
      <text:p text:style-name="P27"><text:bookmark-start text:name="Автомонтирование TRD образов"/>Автомонтирование <text:span text:style-name="T1">TRD </text:span>образов<text:bookmark-end text:name="Автомонтирование TRD образов"/></text:p>
      <text:p text:style-name="P14"/>
      <text:p text:style-name="P1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4">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4"/>
      <text:p text:style-name="P29">e<text:a xlink:type="simple" xlink:href="file:///E:/dir1/dir2/filename.ext">:/dir1/dir2/filename.ext</text:a> a:</text:p>
      <text:p text:style-name="P29"><text:soft-page-break/><text:a xlink:type="simple" xlink:href="file:///f:/dir3/filename.ext">f:/dir3/filename.ext</text:a> b:</text:p>
      <text:p text:style-name="P29"><text:a xlink:type="simple" xlink:href="file:///g:/filename.ext">g:/filename.ext</text:a> c:</text:p>
      <text:p text:style-name="P29"><text:a xlink:type="simple" xlink:href="file:///f:/dir4/filename.ext">f:/dir4/filename.ext</text:a> d:</text:p>
      <text:p text:style-name="P14"/>
      <text:p text:style-name="P1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12">(</text:span>смотреть описание на <text:span text:style-name="T1">EVO-DOS</text:span><text:span text:style-name="T12">)</text:span><text:span text:style-name="T1">.</text:span></text:p>
      <text:p text:style-name="P1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14"/>
      <text:p text:style-name="P27"><text:bookmark-start text:name="Обновление FLASH ROM"/>Обновление <text:span text:style-name="T1">FLASH ROM</text:span><text:bookmark-end text:name="Обновление FLASH ROM"/></text:p>
      <text:p text:style-name="P40"/>
      <text:p text:style-name="P1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1">Начиная с версии 0.46 добавлена возможность обновления прошивки пользователя размером 64 Кб. Обязательное условие наличие 2 байт с кодами <text:span text:style-name="T1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28"/>
      <text:p text:style-name="P27"><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27"/>
      <text:p text:style-name="P1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4">Начиная с версии 0.4 сделана возможность обновлять или не обновлять шрифт из ПЗУ каждый раз при нажатии сброса, опция <text:span text:style-name="T32">"E.Reload FONT"</text:span> <text:span text:style-name="T2">on</text:span><text:span text:style-name="T1"> </text:span>или <text:span text:style-name="T32">off</text:span>. И можно выбирать каким шрифтом можно обновлять из ПЗУ стандартный <text:span text:style-name="T1">ATM (KOI8) </text:span>или <text:span text:style-name="T1">CP866, </text:span>опция <text:span text:style-name="T32">"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27"/>
      <text:p text:style-name="P27"><text:bookmark-start text:name="Выбор альтернативных прошивок"/>Выбор альтернативных прошивок<text:bookmark-end text:name="Выбор альтернативных прошивок"/></text:p>
      <text:p text:style-name="P40"/>
      <text:p text:style-name="P1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1">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4">Для возврата к основной прошивке необходимо нажать и удерживать клавишу «0» и произвести сброс, после чего отпустить клавишу «0».</text:p>
      <text:p text:style-name="P27"/>
      <text:p text:style-name="P27"><text:bookmark-start text:name="Выбор TRD"/>Выбор <text:span text:style-name="T1">TRD</text:span><text:bookmark-end text:name="Выбор TRD"/><text:span text:style-name="T1">,</text:span> <text:span text:style-name="T1">SCL </text:span>и <text:span text:style-name="T1">FDI </text:span>образов</text:p>
      <text:p text:style-name="P22"/>
      <text:p text:style-name="P28"><text:soft-page-break/><text:span text:style-name="T34">Начиная с версии 0.21 добавлена загрузка образов (раскрытие образов) </text:span><text:span text:style-name="T3">TRD </text:span><text:span text:style-name="T34">и </text:span><text:span text:style-name="T3">SCL</text:span><text:span text:style-name="T34"> в память для виртуального дисковода для прошивки </text:span><text:span text:style-name="T3">EVO-DOS</text:span><text:span text:style-name="T34">. Начиная с версии 0.27 добавлена загрузка </text:span><text:span text:style-name="T3">FDI </text:span><text:span text:style-name="T34">образов. Предварительное форматирование рам диска для загрузки образов не требуется.</text:span></text:p>
      <text:p text:style-name="P28"><text:span text:style-name="T34">Начиная с версии 0.5 добавлена возможность монтировать образы </text:span><text:span text:style-name="T3">TRD </text:span><text:span text:style-name="T34">непосредственно с </text:span><text:span text:style-name="T3">FAT </text:span><text:span text:style-name="T34">устройств. </text:span></text:p>
      <text:p text:style-name="P28"><text:span text:style-name="T34">При выборе файлов с расширение</text:span><text:span text:style-name="T35">м </text:span><text:span text:style-name="T3">FDI </text:span><text:span text:style-name="T34">и </text:span><text:span text:style-name="T3">SCL </text:span><text:span text:style-name="T35">всегда </text:span><text:span text:style-name="T34">производится загрузка образа в область рам диска </text:span><text:span text:style-name="T35">(возможность монтирования не предусмотрена)</text:span><text:span text:style-name="T34">, при выборе файла с расширением </text:span><text:span text:style-name="T3">TRD </text:span><text:span text:style-name="T34">будет предложена возможность </text:span><text:span text:style-name="T35">примонтировать</text:span><text:span text:style-name="T34"> образ к букве дисковода или загруз</text:span><text:span text:style-name="T35">ить образ </text:span><text:span text:style-name="T34">в рам диск. </text:span><text:span text:style-name="T36">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25"><text:s/></text:p>
      <text:p text:style-name="P14"><draw:frame draw:style-name="fr2" draw:name="Графический объект3" text:anchor-type="paragraph" svg:width="3.919cm" svg:height="2.559cm" draw:z-index="0"><draw:image xlink:href="Pictures/10000000000000B900000079B99C6277.png" xlink:type="simple" xlink:show="embed" xlink:actuate="onLoad"/></draw:frame></text:p>
      <text:p text:style-name="P28"><text:span text:style-name="T34">Формат </text:span><text:span text:style-name="T3">RAM </text:span><text:span text:style-name="T34">диска описан в конце документа.</text:span></text:p>
      <text:p text:style-name="P14"/>
      <text:p text:style-name="P27"><text:bookmark-start text:name="Загрузка с ленты и ее эмуляция"/>Загрузка с ленты и ее эмуляция<text:bookmark-end text:name="Загрузка с ленты и ее эмуляция"/></text:p>
      <text:p text:style-name="P27"/>
      <text:p text:style-name="P1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4">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27"/>
      <text:p text:style-name="P27"><text:bookmark-start text:name="Запуск HOBETA и SPG файлов"/>Запуск <text:span text:style-name="T1">HOBETA </text:span>и <text:span text:style-name="T1">SPG </text:span>файлов<text:bookmark-end text:name="Запуск HOBETA и SPG файлов"/></text:p>
      <text:p text:style-name="P27"/>
      <text:p text:style-name="P14">При выборе файлов с расширениями <text:span text:style-name="T1">$C </text:span>и <text:span text:style-name="T1">SPG </text:span>будет произ<text:span text:style-name="T42">ве</text:span>ден их запуск.</text:p>
      <text:p text:style-name="P14">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4">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4"/>
      <text:p text:style-name="P27"><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27"/>
      <text:p text:style-name="P1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7">Очистка экрана не производится!!! Область атрибутов заполняется байтом 0 для маскировки загрузчика работающего в экранной области.</text:p>
      <text:p text:style-name="P14"/>
      <text:p text:style-name="P27"><text:bookmark-start text:name="Редактор ячеек CMOS"/>Редактор ячеек <text:span text:style-name="T1">CMOS</text:span><text:bookmark-end text:name="Редактор ячеек CMOS"/></text:p>
      <text:p text:style-name="P14"/>
      <text:p text:style-name="P14">Начиная с версии 0.34 сделан редактор ячеек <text:span text:style-name="T1">CMOS </text:span>с добавлением соответствующего пункта в меню <text:soft-page-break/><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53">о</text:span>ль<text:span text:style-name="T53">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14"/>
      <text:p text:style-name="P27"><text:bookmark-start text:name="Тестирование PC клавиатуры"/>Тестирование <text:span text:style-name="T1">PC </text:span>клавиатуры<text:bookmark-end text:name="Тестирование PC клавиатуры"/></text:p>
      <text:p text:style-name="P14"/>
      <text:p text:style-name="P1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54">или </text:span><text:span text:style-name="T11">CTRL+X</text:span><text:span text:style-name="T1">.</text:span></text:p>
      <text:p text:style-name="P14"/>
      <text:p text:style-name="P40"><text:bookmark-start text:name="Кнопка Magic"/><text:span text:style-name="T19">Кнопка </text:span>Magic<text:bookmark-end text:name="Кнопка Magic"/></text:p>
      <text:p text:style-name="P28"/>
      <text:p text:style-name="P1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соответствует</text:span> действительности) и содержимое считанных портов в том виде в котором они записаны в порты. </text:p>
      <text:p text:style-name="P18"><text:span text:style-name="T42">В меню </text:span><text:span text:style-name="T7">Setup </text:span><text:span text:style-name="T42">продублирована возможность изменения режима памяти и частоты процессора. </text:span></text:p>
      <text:p text:style-name="P23">В правом верхнем углу отображаются текущее время и дата.</text:p>
      <text:p text:style-name="P28"/>
      <text:p text:style-name="P42"><text:bookmark-start text:name="Режим ATM CPM"/><text:span text:style-name="T19">Режим </text:span>ATM CP/M<text:bookmark-end text:name="Режим ATM CPM"/></text:p>
      <text:p text:style-name="P42"/>
      <text:p text:style-name="P2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58">переразметить</text:span> винчестер<text:span text:style-name="T1">: </text:span>программа <text:span text:style-name="T1">FDISK </text:span>не будет работать в данном <text:span text:style-name="T56">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15">FDISK </text:span><text:span text:style-name="T61">(для версии из стандартной дискеты </text:span><text:span text:style-name="T17">ATM Turbo 2+)</text:span><text:span text:style-name="T15"> </text:span><text:span text:style-name="T56">ввести нужные параметры в появившемся окне или воспользоваться модифицированным </text:span><text:span text:style-name="T16">FDISK </text:span><text:span text:style-name="T57">в составе стандартной загрузочной дискеты, которая считает необходимые параметры.</text:span></text:p>
      <text:p text:style-name="P26">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56">(очищается при сбросе)</text:span>. Необходимо это учитывать при работе с рамдиском.</text:p>
      <text:p text:style-name="P27"/>
      <text:p text:style-name="P40"><text:bookmark-start text:name="Часы и CMOS"/><text:span text:style-name="T19">Часы и </text:span>CMOS<text:bookmark-end text:name="Часы и CMOS"/></text:p>
      <text:p text:style-name="P40"/>
      <text:p text:style-name="P1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4">Используемые ячейки <text:span text:style-name="T1">CMOS:</text:span></text:p>
      <text:p text:style-name="P29"/>
      <text:p text:style-name="P14">- 0<text:span text:style-name="T1">x00...</text:span></text:p>
      <text:p text:style-name="P14"><text:span text:style-name="T1">...0x0D<text:tab/></text:span>используются часами и не могут быть использованы для хранения параметров.</text:p>
      <text:p text:style-name="P14"><text:span text:style-name="T1">- 0x0E...<text:tab/></text:span><text:span text:style-name="T10">| </text:span><text:span text:style-name="T51">доступно и используется для </text:span></text:p>
      <text:p text:style-name="P34">...0x3F<text:tab/>| <text:span text:style-name="T25">хранения настроек </text:span><text:span text:style-name="T49">GLUK Reset Service</text:span></text:p>
      <text:p text:style-name="P34">- 0x40...<text:tab/><text:span text:style-name="T19">64 байта</text:span></text:p>
      <text:p text:style-name="P29">...0x7F<text:tab/><text:span text:style-name="T19">используется </text:span>ProfROM <text:span text:style-name="T19">для хранения настроек.</text:span></text:p>
      <text:p text:style-name="P29"><text:span text:style-name="T19">- </text:span>0x80...<text:tab/>| <text:span text:style-name="T19">на данный момент</text:span></text:p>
      <text:p text:style-name="P31">...0xE<text:span text:style-name="T52">A</text:span><text:tab/>| <text:span text:style-name="T19">свободны</text:span></text:p>
      <text:p text:style-name="P35"><text:span text:style-name="T45">- 0xEB<text:tab/></text:span><text:span text:style-name="T27">хранит следующие значения, биты:</text:span></text:p>
      <text:p text:style-name="P35"><text:span text:style-name="T27"><text:tab/><text:tab/></text:span><text:span text:style-name="T52">7 -</text:span></text:p>
      <text:p text:style-name="P38"><text:soft-page-break/><text:tab/><text:tab/>6 -</text:p>
      <text:p text:style-name="P38"><text:tab/><text:tab/>5 -</text:p>
      <text:p text:style-name="P38"><text:tab/><text:tab/>4 -</text:p>
      <text:p text:style-name="P37"><text:span text:style-name="T52"><text:tab/><text:tab/>3 - | </text:span><text:span text:style-name="T27">номер реального</text:span></text:p>
      <text:p text:style-name="P35"><text:span text:style-name="T52"><text:tab/><text:tab/>2 - | </text:span><text:span text:style-name="T27">дисковода</text:span></text:p>
      <text:p text:style-name="P37"><text:span text:style-name="T52"><text:tab/><text:tab/>1 - | </text:span><text:span text:style-name="T27">номер виртуального</text:span></text:p>
      <text:p text:style-name="P35"><text:span text:style-name="T52"><text:tab/><text:tab/>0 - | </text:span><text:span text:style-name="T27">дисковода</text:span></text:p>
      <text:p text:style-name="P24"><text:tab/><text:tab/>по умолчанию %00000000</text:p>
      <text:p text:style-name="P29">- 0xEC<text:tab/><text:span text:style-name="T19">хранит следующие значения, биты:</text:span></text:p>
      <text:p text:style-name="P33"><text:span text:style-name="T19"><text:tab/><text:tab/></text:span>7 <text:span text:style-name="T19">- 1=</text:span>TURBO OFF <text:span text:style-name="T19">(3,5МГц)</text:span>, 0=TURBO ON <text:span text:style-name="T19">(7МГц)</text:span></text:p>
      <text:p text:style-name="P29"><text:tab/><text:tab/>6 <text:span text:style-name="T19">-</text:span> <text:span text:style-name="T19">1=доступ к </text:span>SD NeoGS <text:span text:style-name="T19">есть</text:span>, 0=<text:span text:style-name="T19">нет</text:span></text:p>
      <text:p text:style-name="P29"><text:tab/><text:tab/>5 - 1=<text:span text:style-name="T19">поиск файла </text:span>IMAGE.MNT <text:span text:style-name="T19">и монтирование образов если найден</text:span>, 0=<text:span text:style-name="T19">не искать</text:span></text:p>
      <text:p text:style-name="P36"><text:tab/><text:tab/>4 <text:span text:style-name="T24">-</text:span><text:span text:style-name="T21"> </text:span><text:span text:style-name="T46">1=</text:span><text:span text:style-name="T24">не отображать, 0=отображать время/дату</text:span></text:p>
      <text:p text:style-name="P32"><text:tab/><text:tab/>3 - 1=<text:span text:style-name="T19">при нажатии клавиш озвучивания не будет, 0=будет</text:span> </text:p>
      <text:p text:style-name="P29"><text:tab/><text:tab/>2 - </text:p>
      <text:p text:style-name="P33"><text:tab/><text:tab/>1 - <text:span text:style-name="T48">|</text:span> <text:span text:style-name="T23">2=128Кб, 1=48Кб,</text:span></text:p>
      <text:p text:style-name="P33"><text:tab/><text:tab/>0 - <text:span text:style-name="T48">| </text:span><text:span text:style-name="T23">0=1Мб по стандарту Пентагона</text:span></text:p>
      <text:p text:style-name="P33"><text:span text:style-name="T23"><text:tab/><text:tab/></text:span><text:span text:style-name="T26">по умолчанию %</text:span><text:span text:style-name="T50">00000010</text:span></text:p>
      <text:p text:style-name="P14">- <text:span text:style-name="T1">0xED<text:tab/></text:span>хранит следующие значения, биты:</text:p>
      <text:p text:style-name="P14"><text:tab/><text:tab/>7 - 1=<text:span text:style-name="T1">TURBO</text:span> 14МГц, 0=<text:span text:style-name="T1">TURBO</text:span> 3,5/7МГц, зависит от состояния бита 7 в ячейке <text:span text:style-name="T1">0XE</text:span><text:span text:style-name="T13">C</text:span></text:p>
      <text:p text:style-name="P14"><text:tab/><text:tab/>6 <text:span text:style-name="T1">-</text:span> <text:span text:style-name="T1">1=</text:span>эмуляция загрузки с кассеты, 0=загрузка с магнитофонного входа</text:p>
      <text:p text:style-name="P14"><text:tab/><text:tab/><text:span text:style-name="T1">5 </text:span>-<text:span text:style-name="T1"> 1=</text:span>принтер через <text:span text:style-name="T1">AY, </text:span>0=стандартный принтер <text:span text:style-name="T1">Basic 48</text:span></text:p>
      <text:p text:style-name="P29"><text:tab/><text:tab/>4 <text:span text:style-name="T19">-</text:span> 1=<text:span text:style-name="T19">не загружать шрифт из ПЗУ по сбросу, 0=загружать</text:span></text:p>
      <text:p text:style-name="P29"><text:span text:style-name="T19"><text:tab/><text:tab/>3 - 1=загружать из ПЗУ шрифт АТМ</text:span>, 0=<text:span text:style-name="T19">загружать из ПЗУ шрифт </text:span>CP866</text:p>
      <text:p text:style-name="P19"><text:tab/><text:tab/>2 - </text:p>
      <text:p text:style-name="P20"><text:tab/><text:tab/>1 <text:span text:style-name="T1">- |</text:span><text:span text:style-name="T9"> </text:span><text:span text:style-name="T47">номер сброса: 0 </text:span><text:span text:style-name="T9">- Evo Service, 1-GLUK Service</text:span></text:p>
      <text:p text:style-name="P20"><text:tab/><text:tab/>0 <text:span text:style-name="T1">- |</text:span><text:span text:style-name="T9"> 2 - ProfROM, 3 - Custom ROM</text:span></text:p>
      <text:p text:style-name="P20"><text:span text:style-name="T9"><text:tab/><text:tab/></text:span><text:span text:style-name="T50">по умолчанию %00000000</text:span></text:p>
      <text:p text:style-name="P29">- 0xEE...<text:tab/>|<text:span text:style-name="T19">содержит </text:span>CRC16 <text:span text:style-name="T19">для ячеек </text:span>0xE<text:span text:style-name="T60">B</text:span>...0xED. <text:span text:style-name="T19">При несовпадении </text:span>CRC16</text:p>
      <text:p text:style-name="P29">...0xEF<text:tab/>|<text:span text:style-name="T19">записанной в этих ячейках</text:span> <text:span text:style-name="T19">и рассчитанной производится принудительный сброс до <text:tab/><text:tab/><text:tab/></text:span>|<text:span text:style-name="T19">исходных значений.</text:span></text:p>
      <text:p text:style-name="P14"/>
      <text:p text:style-name="P27"><text:bookmark-start text:name="Формат RAM диска"/>Формат <text:span text:style-name="T1">RAM </text:span>диска<text:bookmark-end text:name="Формат RAM диска"/></text:p>
      <text:p text:style-name="P27"/>
      <text:p text:style-name="P1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4">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4">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4"/>
      <text:p text:style-name="P14">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2">Смещение в байтах от начала страницы</text:p>
          </table:table-cell>
          <table:table-cell table:style-name="Таблица1.B1" office:value-type="string">
            <text:p text:style-name="P53">Описание</text:p>
          </table:table-cell>
        </table:table-row>
        <table:table-row>
          <table:table-cell table:style-name="Таблица1.A9" office:value-type="string">
            <text:p text:style-name="P56">+<text:span text:style-name="T1">#</text:span>000</text:p>
          </table:table-cell>
          <table:table-cell table:style-name="Таблица1.B9" office:value-type="string">
            <text:p text:style-name="P55">смещение в блоках (по 256 байт) дорожки от начала страницы</text:p>
          </table:table-cell>
        </table:table-row>
        <table:table-row>
          <table:table-cell table:style-name="Таблица1.A9" office:value-type="string">
            <text:p text:style-name="P54">+<text:span text:style-name="T1">#100</text:span></text:p>
          </table:table-cell>
          <table:table-cell table:style-name="Таблица1.B9" office:value-type="string">
            <text:p text:style-name="P55"><text:span text:style-name="T19">смещение в страницах (по 16Кб) от начала </text:span><text:span text:style-name="T1">RAM </text:span><text:span text:style-name="T19">диска +1. То есть если </text:span><text:span text:style-name="T1">RAM </text:span><text:span text:style-name="T19">диска </text:span><text:soft-page-break/><text:span text:style-name="T19">начинается с 3-ей страницы, то счет идет со страницы 4</text:span></text:p>
          </table:table-cell>
        </table:table-row>
        <table:table-row>
          <table:table-cell table:style-name="Таблица1.A9" office:value-type="string">
            <text:p text:style-name="P50">+#2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300</text:p>
          </table:table-cell>
          <table:table-cell table:style-name="Таблица1.B9" office:value-type="string">
            <text:p text:style-name="P5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0">+#4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500</text:p>
          </table:table-cell>
          <table:table-cell table:style-name="Таблица1.B9" office:value-type="string">
            <text:p text:style-name="P55">размер сектора *2</text:p>
          </table:table-cell>
        </table:table-row>
        <table:table-row>
          <table:table-cell table:style-name="Таблица1.A9" office:value-type="string">
            <text:p text:style-name="P50"/>
          </table:table-cell>
          <table:table-cell table:style-name="Таблица1.B9" office:value-type="string">
            <text:p text:style-name="P55">и так далее пока не закончатся все сектора дорожки.</text:p>
          </table:table-cell>
        </table:table-row>
        <table:table-row>
          <table:table-cell table:style-name="Таблица1.A9" office:value-type="string">
            <text:p text:style-name="P49">+#001</text:p>
          </table:table-cell>
          <table:table-cell table:style-name="Таблица1.B9" office:value-type="string">
            <text:p text:style-name="P51">Начало описателей следующей дорожки</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3-12-20T14:26:48.828000000</dc:date>
    <meta:editing-duration>P35DT21H7M55S</meta:editing-duration>
    <meta:editing-cycles>287</meta:editing-cycles>
    <meta:generator>LibreOffice/4.1.4.2$Windows_x86 LibreOffice_project/0a0440ccc0227ad9829de5f46be37cfb6edcf72</meta:generator>
    <meta:document-statistic meta:table-count="1" meta:image-count="5" meta:object-count="0" meta:page-count="9" meta:paragraph-count="224" meta:word-count="2928" meta:character-count="21060" meta:non-whitespace-character-count="18274"/>
  </office:meta>
</office:document-meta>
</file>